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ffff99"/>
    </style:style>
    <style:style style:name="ce1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45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21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4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ffff6d" fo:border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30" style:family="table-cell" style:parent-style-name="Default">
      <style:table-cell-properties fo:background-color="#ffffa6" fo:border="0.74pt solid #000000"/>
    </style:style>
    <style:style style:name="ce31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2">
      <style:table-cell-properties fo:background-color="#ffff6d" fo:border="0.74pt solid #000000"/>
    </style:style>
    <style:style style:name="ce65" style:family="table-cell" style:parent-style-name="Default" style:data-style-name="N2">
      <style:table-cell-properties fo:background-color="#ffffa6" fo:border="0.74pt solid #000000"/>
    </style:style>
    <style:style style:name="ce35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5" office:value-type="string" calcext:value-type="string" table:number-columns-spanned="5" table:number-rows-spanned="1">
            <text:p>Error Recovery Quality</text:p>
          </table:table-cell>
          <table:covered-table-cell table:style-name="ce15"/>
          <table:covered-table-cell table:number-columns-repeated="2" table:style-name="ce1"/>
          <table:covered-table-cell table:style-name="Default"/>
          <table:table-cell table:style-name="ce1" office:value-type="string" calcext:value-type="string">
            <text:p><text:s/></text:p>
          </table:table-cell>
          <table:table-cell table:style-name="ce15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  <table:table-cell table:style-name="Default"/>
          <table:table-cell table:style-name="ce17"/>
          <table:table-cell table:number-columns-repeated="3"/>
        </table:table-row>
        <table:table-row table:style-name="ro1">
          <table:covered-table-cell/>
          <table:table-cell table:style-name="ce34" office:value-type="string" calcext:value-type="string">
            <text:p>Manual</text:p>
          </table:table-cell>
          <table:table-cell table:style-name="ce34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 table:style-name="ce34" office:value-type="string" calcext:value-type="string">
            <text:p>UpathPrefLast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  <table:table-cell table:style-name="Default" office:value-type="string" calcext:value-type="string">
            <text:p><text:s/></text:p>
          </table:table-cell>
          <table:table-cell table:style-name="ce17" office:value-type="string" calcext:value-type="string">
            <text:p>Upath + DeepB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BlockErr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fterNew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Descarta todo o bloco (Stand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rgumentsErr1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rguments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7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7" office:value-type="string" calcext:value-type="string">
            <text:p>Descarta alguns tokens, porém consegue sincronizar após o statement (Standard). Descarta toda a entrad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sterisk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Err1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Err2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erde todos os tokens após o erro (Alt2)</text:p>
          </table:table-cell>
          <table:table-cell table:number-columns-repeated="2" table:style-name="ce31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 (Stand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17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ClassCreatorErr2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Type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lassTypeErr4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table:style-name="ce17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7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lon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lon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6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erdeu um token, porém sincronizou corretamente (Stand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8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CurRBrackErr9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DotAvaliable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lementValue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num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Sincroniza incorretamente.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qAvaliableErr1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logo em seguida.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qualAmpersand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qualPlus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good</text:p>
          </table:table-cell>
          <table:table-cell/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table:style-name="ce37" office:value-type="string" calcext:value-type="string">
            <text:p>excellent</text:p>
          </table:table-cell>
          <table:table-cell/>
          <table:table-cell table:number-columns-repeated="2" table:style-name="ce32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7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10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8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8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table:style-name="ce18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xpressionErr9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corretamente, mas descarta alguns tokens (Hard, 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0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art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int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2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étim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3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oitavo Identifier da regra primaryBase e no último ‘;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4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último Identifier da regra primaryRest e no último ‘;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Identifier da regra classTypeWithDiamond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1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Identifier da regra inferredFormalParamete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normalClass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normalInterfac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annotationTyp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8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rr9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;' após statmentExpression na regra statement, em ‘:’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m duas labels em um token em um nível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nterface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incroniza incorretamente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nterfaceBody na regra normalInterfac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nterfaceTypeList na regra extendsInterface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nterfaceWord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interface' na regra annotationTyp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(' na regra method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constructor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Par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Par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Par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Body na regra method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Body na regra interfaceMethod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methodDeclarator da regra methodHeade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NEWErr1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arExpressionErr1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após statementExpression na regra statement e em ‘:’ na regra stat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arExpressionErr2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duas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arExpression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arExpression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arExpression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arExpression após o ‘synchronized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QualIdent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BrackErr3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Brack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]’ da regra primaryRe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Brack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]’ da regra dimExp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method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10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argument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11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IRST de unary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constructor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singleElementAnnot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5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enhanced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ParErr9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parExpress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OLLOW de infix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result e em methodDeclarator na regra methodHeade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adicionar outra label para ajudar a sincronizar com a entrad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UPERErr1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super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UPER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super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0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1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;’ d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3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4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5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art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8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localVariableDeclaration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emiErr9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StatementErr1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StatementErr2.java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rr3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statement após primeiro token ‘while’ da regra statement e em ‘:’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rr5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último statement da regra stat2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rr6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rr7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 na regra enhanced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Expression na regra statementExpression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2"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Argument na regra typeArgument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ParameterList na regra typeParameter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Parameter na regra typeParamete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incroniza incorretamente. O Hard perde muito mais tokens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OLLOW de cast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variableDeclarator na regra variableDeclarato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variableDeclaratorList na regra consta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variableInitializer na regra variable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WHILEErr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/>
          <table:table-cell table:style-name="ce11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/>
          <table:table-cell table:style-name="ce12" office:value-type="string" calcext:value-type="string" table:number-columns-spanned="2" table:number-rows-spanned="1">
            <text:p>Problema</text:p>
          </table:table-cell>
          <table:covered-table-cell table:style-name="ce19"/>
          <table:table-cell table:style-name="ce25" office:value-type="string" calcext:value-type="string">
            <text:p>Quantidade</text:p>
          </table:table-cell>
          <table:table-cell table:style-name="ce25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C3:.C177];&quot;excellent&quot;)" office:value-type="float" office:value="110" calcext:value-type="float">
            <text:p>110</text:p>
          </table:table-cell>
          <table:table-cell table:style-name="ce10" table:formula="of:=([.B183]/[.B187])*100" office:value-type="float" office:value="62.8571428571429" calcext:value-type="float">
            <text:p>62,86</text:p>
          </table:table-cell>
          <table:table-cell/>
          <table:table-cell table:style-name="ce13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20"/>
          <table:table-cell table:style-name="ce26" office:value-type="float" office:value="12" calcext:value-type="float">
            <text:p>12</text:p>
          </table:table-cell>
          <table:table-cell table:style-name="ce33" table:formula="of:=([.G183]/[.G191])*100" office:value-type="float" office:value="30" calcext:value-type="float">
            <text:p>3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C3:.C177];&quot;good&quot;)" office:value-type="float" office:value="27" calcext:value-type="float">
            <text:p>27</text:p>
          </table:table-cell>
          <table:table-cell table:style-name="ce10" table:formula="of:=([.B184]/[.B187])*100" office:value-type="float" office:value="15.4285714285714" calcext:value-type="float">
            <text:p>15,43</text:p>
          </table:table-cell>
          <table:table-cell/>
          <table:table-cell table:style-name="ce14" office:value-type="string" calcext:value-type="string" table:number-columns-spanned="1" table:number-rows-spanned="4">
            <text:p>Não anotou a label que deveria.</text:p>
          </table:table-cell>
          <table:table-cell table:style-name="ce21" office:value-type="string" calcext:value-type="string">
            <text:p>Participa de uma escolha não LL(1)</text:p>
          </table:table-cell>
          <table:table-cell table:style-name="ce27" office:value-type="float" office:value="14" calcext:value-type="float">
            <text:p>14</text:p>
          </table:table-cell>
          <table:table-cell table:style-name="ce65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C3:.C177];&quot;poor&quot;)" office:value-type="float" office:value="38" calcext:value-type="float">
            <text:p>38</text:p>
          </table:table-cell>
          <table:table-cell table:style-name="ce10" table:formula="of:=([.B185]/[.B187])*100" office:value-type="float" office:value="21.7142857142857" calcext:value-type="float">
            <text:p>21,71</text:p>
          </table:table-cell>
          <table:table-cell/>
          <table:covered-table-cell table:style-name="ce45"/>
          <table:table-cell table:style-name="ce22" office:value-type="string" calcext:value-type="string">
            <text:p>Problema do else </text:p>
          </table:table-cell>
          <table:table-cell table:style-name="ce28" office:value-type="float" office:value="1" calcext:value-type="float">
            <text:p>1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C3:.C177];&quot;none&quot;)" office:value-type="float" office:value="0" calcext:value-type="float">
            <text:p>0</text:p>
          </table:table-cell>
          <table:table-cell table:style-name="ce10" table:formula="of:=([.B186]/[.B187])*100" office:value-type="float" office:value="0" calcext:value-type="float">
            <text:p>0,00</text:p>
          </table:table-cell>
          <table:table-cell/>
          <table:covered-table-cell table:style-name="ce45"/>
          <table:table-cell table:style-name="ce22" office:value-type="string" calcext:value-type="string">
            <text:p>Repetição não LL(1)</text:p>
          </table:table-cell>
          <table:table-cell table:style-name="ce28" office:value-type="float" office:value="3" calcext:value-type="float">
            <text:p>3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83:.B186])" office:value-type="float" office:value="175" calcext:value-type="float">
            <text:p>175</text:p>
          </table:table-cell>
          <table:table-cell table:style-name="ce10" table:formula="of:=([.B187]/[.B187])*100" office:value-type="float" office:value="100" calcext:value-type="float">
            <text:p>100,00</text:p>
          </table:table-cell>
          <table:table-cell/>
          <table:covered-table-cell table:style-name="ce45"/>
          <table:table-cell table:style-name="ce23" office:value-type="string" calcext:value-type="string">
            <text:p>Total:</text:p>
          </table:table-cell>
          <table:table-cell table:style-name="ce29" table:formula="of:=SUM([.G184:.G186])" office:value-type="float" office:value="18" calcext:value-type="float">
            <text:p>18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4"/>
          <table:table-cell table:style-name="ce26" office:value-type="float" office:value="1" calcext:value-type="float">
            <text:p>1</text:p>
          </table:table-cell>
          <table:table-cell table:style-name="ce33" table:formula="of:=([.G188]/[.G191])*100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9"/>
          <table:table-cell table:style-name="ce2"/>
          <table:table-cell/>
          <table:table-cell table:style-name="ce45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20"/>
          <table:table-cell table:style-name="ce30" office:value-type="float" office:value="3" calcext:value-type="float">
            <text:p>3</text:p>
          </table:table-cell>
          <table:table-cell table:style-name="ce65" table:formula="of:=([.G189]/[.G191])*100" office:value-type="float" office:value="7.5" calcext:value-type="float">
            <text:p>7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/>
          <table:table-cell table:style-name="ce13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4"/>
          <table:table-cell table:style-name="ce26" office:value-type="float" office:value="6" calcext:value-type="float">
            <text:p>6</text:p>
          </table:table-cell>
          <table:table-cell table:style-name="ce33" table:formula="of:=([.G190]/[.G191])*100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D3:.D177];&quot;excellent&quot;)" office:value-type="float" office:value="41" calcext:value-type="float">
            <text:p>41</text:p>
          </table:table-cell>
          <table:table-cell table:style-name="ce10" table:formula="of:=([.B191]/[.B195])*100" office:value-type="float" office:value="23.4285714285714" calcext:value-type="float">
            <text:p>23,43</text:p>
          </table:table-cell>
          <table:table-cell/>
          <table:table-cell table:style-name="ce16" office:value-type="string" calcext:value-type="string" table:number-columns-spanned="2" table:number-rows-spanned="1">
            <text:p>Total:</text:p>
          </table:table-cell>
          <table:covered-table-cell table:style-name="ce20"/>
          <table:table-cell table:style-name="ce30" table:formula="of:=SUM([.G183];[.G187];[.G188];[.G189];[.G190])" office:value-type="float" office:value="40" calcext:value-type="float">
            <text:p>40</text:p>
          </table:table-cell>
          <table:table-cell table:style-name="ce65" table:formula="of:=([.G191]/[.G191])*100" office:value-type="float" office:value="100" calcext:value-type="float">
            <text:p>10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D3:.D177];&quot;good&quot;)" office:value-type="float" office:value="8" calcext:value-type="float">
            <text:p>8</text:p>
          </table:table-cell>
          <table:table-cell table:style-name="ce10" table:formula="of:=[.B192]/[.B195]*100" office:value-type="float" office:value="4.57142857142857" calcext:value-type="float">
            <text:p>4,57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D3:.D177];&quot;poor&quot;)" office:value-type="float" office:value="107" calcext:value-type="float">
            <text:p>107</text:p>
          </table:table-cell>
          <table:table-cell table:style-name="ce10" table:formula="of:=[.B193]/[.B195]*100" office:value-type="float" office:value="61.1428571428572" calcext:value-type="float">
            <text:p>61,14</text:p>
          </table:table-cell>
          <table:table-cell/>
          <table:table-cell table:style-name="ce2" office:value-type="string" calcext:value-type="string">
            <text:p>Manual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D3:.D177];&quot;none&quot;)" office:value-type="float" office:value="19" calcext:value-type="float">
            <text:p>19</text:p>
          </table:table-cell>
          <table:table-cell table:style-name="ce10" table:formula="of:=[.B194]/[.B195]*100" office:value-type="float" office:value="10.8571428571429" calcext:value-type="float">
            <text:p>10,86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191:.B194])" office:value-type="float" office:value="175" calcext:value-type="float">
            <text:p>175</text:p>
          </table:table-cell>
          <table:table-cell table:style-name="ce10" table:formula="of:=[.B195]/[.B195]*100" office:value-type="float" office:value="100" calcext:value-type="float">
            <text:p>100,00</text:p>
          </table:table-cell>
          <table:table-cell/>
          <table:table-cell table:style-name="ce2" office:value-type="string" calcext:value-type="string">
            <text:p>excellent</text:p>
          </table:table-cell>
          <table:table-cell table:style-name="ce2" table:formula="of:=COUNTIF([.B3:.B177]; &quot;excellent&quot;)" office:value-type="float" office:value="130" calcext:value-type="float">
            <text:p>130</text:p>
          </table:table-cell>
          <table:table-cell table:style-name="ce10" table:formula="of:=([.F195]/[.F199])*100" office:value-type="float" office:value="74.2857142857143" calcext:value-type="float">
            <text:p>74,29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good</text:p>
          </table:table-cell>
          <table:table-cell table:style-name="ce2" table:formula="of:=COUNTIF([.B3:.B177];&quot;good&quot;)" office:value-type="float" office:value="30" calcext:value-type="float">
            <text:p>30</text:p>
          </table:table-cell>
          <table:table-cell table:style-name="ce10" table:formula="of:=([.F196]/[.F199])*100" office:value-type="float" office:value="17.1428571428571" calcext:value-type="float">
            <text:p>17,1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t2</text:p>
          </table:table-cell>
          <table:table-cell table:style-name="ce9"/>
          <table:table-cell table:style-name="ce2"/>
          <table:table-cell/>
          <table:table-cell table:style-name="ce2" office:value-type="string" calcext:value-type="string">
            <text:p>poor</text:p>
          </table:table-cell>
          <table:table-cell table:style-name="ce2" table:formula="of:=COUNTIF([.B3:.B177];&quot;poor&quot;)" office:value-type="float" office:value="15" calcext:value-type="float">
            <text:p>15</text:p>
          </table:table-cell>
          <table:table-cell table:style-name="ce10" table:formula="of:=([.F197]/[.F199])*100" office:value-type="float" office:value="8.57142857142857" calcext:value-type="float">
            <text:p>8,57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table:formula="of:=COUNTIF([.B3:.B177];&quot;none&quot;)" office:value-type="float" office:value="0" calcext:value-type="float">
            <text:p>0</text:p>
          </table:table-cell>
          <table:table-cell table:style-name="ce10" table:formula="of:=([.F198]/[.F199])*100" office:value-type="float" office:value="0" calcext:value-type="float">
            <text:p>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E3:.E177];&quot;excellent&quot;)" office:value-type="float" office:value="70" calcext:value-type="float">
            <text:p>70</text:p>
          </table:table-cell>
          <table:table-cell table:style-name="ce10" table:formula="of:=([.B199]/[.B203])*100" office:value-type="float" office:value="40" calcext:value-type="float">
            <text:p>40,0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F195:.F198])" office:value-type="float" office:value="175" calcext:value-type="float">
            <text:p>175</text:p>
          </table:table-cell>
          <table:table-cell table:style-name="ce10" table:formula="of:=([.F199]/[.F199])*100" office:value-type="float" office:value="100" calcext:value-type="float">
            <text:p>10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E3:.E177];&quot;good&quot;)" office:value-type="float" office:value="19" calcext:value-type="float">
            <text:p>19</text:p>
          </table:table-cell>
          <table:table-cell table:style-name="ce10" table:formula="of:=[.B200]/[.B203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E3:.E177];&quot;poor&quot;)" office:value-type="float" office:value="68" calcext:value-type="float">
            <text:p>68</text:p>
          </table:table-cell>
          <table:table-cell table:style-name="ce10" table:formula="of:=[.B201]/[.B203]*100" office:value-type="float" office:value="38.8571428571429" calcext:value-type="float">
            <text:p>38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E3:.E177];&quot;none&quot;)" office:value-type="float" office:value="18" calcext:value-type="float">
            <text:p>18</text:p>
          </table:table-cell>
          <table:table-cell table:style-name="ce10" table:formula="of:=[.B202]/[.B203]*100" office:value-type="float" office:value="10.2857142857143" calcext:value-type="float">
            <text:p>10,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199:.B202])" office:value-type="float" office:value="175" calcext:value-type="float">
            <text:p>175</text:p>
          </table:table-cell>
          <table:table-cell table:style-name="ce10" table:formula="of:=[.B203]/[.B203]*100" office:value-type="float" office:value="100" calcext:value-type="float">
            <text:p>10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9"/>
          <table:table-cell table:style-name="ce2"/>
          <table:table-cell table:number-columns-repeated="1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H3:.H177];&quot;excellent&quot;)" office:value-type="float" office:value="42" calcext:value-type="float">
            <text:p>42</text:p>
          </table:table-cell>
          <table:table-cell table:style-name="ce10" table:formula="of:=([.B207]/[.B211])*100" office:value-type="float" office:value="24" calcext:value-type="float">
            <text:p>24,0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H3:.H177];&quot;good&quot;)" office:value-type="float" office:value="6" calcext:value-type="float">
            <text:p>6</text:p>
          </table:table-cell>
          <table:table-cell table:style-name="ce10" table:formula="of:=[.B208]/[.B211]*100" office:value-type="float" office:value="3.42857142857143" calcext:value-type="float">
            <text:p>3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H3:.H177];&quot;poor&quot;)" office:value-type="float" office:value="4" calcext:value-type="float">
            <text:p>4</text:p>
          </table:table-cell>
          <table:table-cell table:style-name="ce10" table:formula="of:=[.B209]/[.B211]*100" office:value-type="float" office:value="2.28571428571429" calcext:value-type="float">
            <text:p>2,29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H3:.H177];&quot;none&quot;)" office:value-type="float" office:value="123" calcext:value-type="float">
            <text:p>123</text:p>
          </table:table-cell>
          <table:table-cell table:style-name="ce10" table:formula="of:=[.B210]/[.B211]*100" office:value-type="float" office:value="70.2857142857143" calcext:value-type="float">
            <text:p>70,29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07:.B210])" office:value-type="float" office:value="175" calcext:value-type="float">
            <text:p>175</text:p>
          </table:table-cell>
          <table:table-cell table:style-name="ce10" table:formula="of:=[.B211]/[.B211]*100" office:value-type="float" office:value="100" calcext:value-type="float">
            <text:p>100,0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9"/>
          <table:table-cell table:style-name="ce2"/>
          <table:table-cell table:number-columns-repeated="1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I3:.I177];&quot;excellent&quot;)" office:value-type="float" office:value="55" calcext:value-type="float">
            <text:p>55</text:p>
          </table:table-cell>
          <table:table-cell table:style-name="ce10" table:formula="of:=([.B215]/[.B219])*100" office:value-type="float" office:value="31.4285714285714" calcext:value-type="float">
            <text:p>31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I3:.I177];&quot;good&quot;)" office:value-type="float" office:value="6" calcext:value-type="float">
            <text:p>6</text:p>
          </table:table-cell>
          <table:table-cell table:style-name="ce10" table:formula="of:=[.B216]/[.B219]*100" office:value-type="float" office:value="3.42857142857143" calcext:value-type="float">
            <text:p>3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I3:.I177];&quot;poor&quot;)" office:value-type="float" office:value="2" calcext:value-type="float">
            <text:p>2</text:p>
          </table:table-cell>
          <table:table-cell table:style-name="ce10" table:formula="of:=[.B217]/[.B219]*100" office:value-type="float" office:value="1.14285714285714" calcext:value-type="float">
            <text:p>1,1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I3:.I177];&quot;none&quot;)" office:value-type="float" office:value="112" calcext:value-type="float">
            <text:p>112</text:p>
          </table:table-cell>
          <table:table-cell table:style-name="ce10" table:formula="of:=[.B218]/[.B219]*100" office:value-type="float" office:value="64" calcext:value-type="float">
            <text:p>64,0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15:.B218])" office:value-type="float" office:value="175" calcext:value-type="float">
            <text:p>175</text:p>
          </table:table-cell>
          <table:table-cell table:style-name="ce10" table:formula="of:=[.B219]/[.B219]*100" office:value-type="float" office:value="100" calcext:value-type="float">
            <text:p>100,0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Upath+DeepBan</text:p>
          </table:table-cell>
          <table:table-cell table:style-name="ce9"/>
          <table:table-cell table:style-name="ce2"/>
          <table:table-cell table:number-columns-repeated="1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O3:.O177];&quot;excellent&quot;)" office:value-type="float" office:value="61" calcext:value-type="float">
            <text:p>61</text:p>
          </table:table-cell>
          <table:table-cell table:style-name="ce10" table:formula="of:=([.B223]/[.B227])*100" office:value-type="float" office:value="34.8571428571429" calcext:value-type="float">
            <text:p>34,8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O3:.O177];&quot;good&quot;)" office:value-type="float" office:value="6" calcext:value-type="float">
            <text:p>6</text:p>
          </table:table-cell>
          <table:table-cell table:style-name="ce10" table:formula="of:=[.B224]/[.B227]*100" office:value-type="float" office:value="3.42857142857143" calcext:value-type="float">
            <text:p>3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O3:.O177];&quot;poor&quot;)" office:value-type="float" office:value="2" calcext:value-type="float">
            <text:p>2</text:p>
          </table:table-cell>
          <table:table-cell table:style-name="ce10" table:formula="of:=[.B225]/[.B227]*100" office:value-type="float" office:value="1.14285714285714" calcext:value-type="float">
            <text:p>1,1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O3:.O177];&quot;none&quot;)" office:value-type="float" office:value="106" calcext:value-type="float">
            <text:p>106</text:p>
          </table:table-cell>
          <table:table-cell table:style-name="ce10" table:formula="of:=[.B226]/[.B227]*100" office:value-type="float" office:value="60.5714285714286" calcext:value-type="float">
            <text:p>60,57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23:.B226])" office:value-type="float" office:value="175" calcext:value-type="float">
            <text:p>175</text:p>
          </table:table-cell>
          <table:table-cell table:style-name="ce10" table:formula="of:=[.B227]/[.B227]*100" office:value-type="float" office:value="100" calcext:value-type="float">
            <text:p>100,0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UpathPrefLast</text:p>
          </table:table-cell>
          <table:table-cell table:style-name="ce9"/>
          <table:table-cell table:style-name="ce2"/>
          <table:table-cell table:number-columns-repeated="15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F3:.F177];&quot;excellent&quot;)" office:value-type="float" office:value="65" calcext:value-type="float">
            <text:p>65</text:p>
          </table:table-cell>
          <table:table-cell table:style-name="ce10" table:formula="of:=([.B231]/[.B235])*100" office:value-type="float" office:value="37.1428571428571" calcext:value-type="float">
            <text:p>37,1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F3:.F177];&quot;good&quot;)" office:value-type="float" office:value="6" calcext:value-type="float">
            <text:p>6</text:p>
          </table:table-cell>
          <table:table-cell table:style-name="ce10" table:formula="of:=[.B232]/[.B235]*100" office:value-type="float" office:value="3.42857142857143" calcext:value-type="float">
            <text:p>3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F3:.F177];&quot;poor&quot;)" office:value-type="float" office:value="98" calcext:value-type="float">
            <text:p>98</text:p>
          </table:table-cell>
          <table:table-cell table:style-name="ce10" table:formula="of:=[.B233]/[.B235]*100" office:value-type="float" office:value="56" calcext:value-type="float">
            <text:p>56,0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F3:.F177];&quot;none&quot;)" office:value-type="float" office:value="6" calcext:value-type="float">
            <text:p>6</text:p>
          </table:table-cell>
          <table:table-cell table:style-name="ce10" table:formula="of:=[.B234]/[.B235]*100" office:value-type="float" office:value="3.42857142857143" calcext:value-type="float">
            <text:p>3,4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31:.B234])" office:value-type="float" office:value="175" calcext:value-type="float">
            <text:p>175</text:p>
          </table:table-cell>
          <table:table-cell table:style-name="ce10" table:formula="of:=[.B235]/[.B235]*100" office:value-type="float" office:value="100" calcext:value-type="float">
            <text:p>100,00</text:p>
          </table:table-cell>
          <table:table-cell table:number-columns-repeated="15"/>
        </table:table-row>
        <table:table-row table:style-name="ro1" table:number-rows-repeated="10483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09:35:27.55678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5H37M2S</meta:editing-duration>
    <meta:editing-cycles>37</meta:editing-cycles>
    <meta:generator>LibreOffice/6.1.4.2$Linux_X86_64 LibreOffice_project/9d0f32d1f0b509096fd65e0d4bec26ddd1938fd3</meta:generator>
    <dc:date>2019-09-04T10:09:21.205240877</dc:date>
    <meta:document-statistic meta:table-count="1" meta:cell-count="2438" meta:object-count="0"/>
  </office:meta>
</office:document-meta>
</file>